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var wp--custom--typography--body--font-family" svg:font-family="'var wp--custom--typography--body--font-family',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3335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Standard">
      <style:paragraph-properties fo:margin-left="0in" fo:margin-right="0in" fo:margin-top="0in" fo:margin-bottom="0in" loext:contextual-spacing="false" fo:line-height="100%" fo:orphans="2" fo:widows="2" fo:text-indent="0in" style:auto-text-indent="false"/>
    </style:style>
    <style:style style:name="P3" style:family="paragraph" style:parent-style-name="Text_20_body">
      <style:paragraph-properties fo:margin-top="0in" fo:margin-bottom="0.139in" loext:contextual-spacing="false"/>
      <style:text-properties style:font-name="Arial" fo:font-size="12pt" style:font-size-asian="12pt" style:font-size-complex="12pt"/>
    </style:style>
    <style:style style:name="P4" style:family="paragraph" style:parent-style-name="Text_20_body">
      <style:paragraph-properties fo:margin-left="0in" fo:margin-right="0in" fo:margin-top="0in" fo:margin-bottom="0.139in" loext:contextual-spacing="false" fo:orphans="2" fo:widows="2" fo:text-indent="0in" style:auto-text-indent="false"/>
      <style:text-properties fo:font-variant="normal" fo:text-transform="none" fo:color="#000000" style:font-name="Arial" fo:font-size="12pt" fo:letter-spacing="normal" fo:font-style="normal" fo:font-weight="normal" officeooo:paragraph-rsid="00164c6e" style:font-size-asian="12pt" style:font-size-complex="12pt"/>
    </style:style>
    <style:style style:name="T1" style:family="text">
      <style:text-properties fo:font-variant="normal" fo:text-transform="none" fo:color="#000000" style:font-name="var wp--custom--typography--body--font-family" fo:font-size="9.5pt"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000000" style:font-name="var wp--custom--typography--body--font-family" fo:font-size="9.5pt" fo:letter-spacing="normal" fo:font-style="normal" fo:font-weight="normal"/>
    </style:style>
    <style:style style:name="T3" style:family="text">
      <style:text-properties fo:font-variant="normal" fo:text-transform="none" fo:color="#000000" style:font-name="var wp--custom--typography--body--font-family" fo:letter-spacing="normal" fo:font-style="normal" fo:font-weight="normal"/>
    </style:style>
    <style:style style:name="T4" style:family="text">
      <style:text-properties fo:font-variant="normal" fo:text-transform="none" fo:color="#000000" style:font-name="var wp--custom--typography--body--font-family" fo:letter-spacing="normal" fo:font-style="normal" style:text-underline-style="solid" style:text-underline-width="auto" style:text-underline-color="font-color" fo:font-weight="normal" loext:padding="0in" loext:border="none"/>
    </style:style>
    <style:style style:name="T5" style:family="text">
      <style:text-properties fo:font-variant="normal" fo:text-transform="none" fo:color="#000000" style:font-name="var wp--custom--typography--body--font-family" fo:font-size="12pt" fo:letter-spacing="normal" fo:font-style="normal" fo:font-weight="normal" style:font-size-asian="12pt" style:font-size-complex="12pt"/>
    </style:style>
    <style:style style:name="T6" style:family="text">
      <style:text-properties fo:font-variant="normal" fo:text-transform="none" fo:color="#000000" style:font-name="var wp--custom--typography--body--font-family" fo:font-size="12pt" fo:letter-spacing="normal" fo:font-style="normal" style:text-underline-style="solid" style:text-underline-width="auto" style:text-underline-color="font-color" fo:font-weight="normal" style:font-size-asian="12pt" style:font-size-complex="12pt" loext:padding="0in" loext:border="none"/>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loext:padding="0in" loext:border="none"/>
    </style:style>
    <style:style style:name="T9" style:family="text">
      <style:text-properties fo:font-variant="normal" fo:text-transform="none" fo:color="#000000" style:font-name="Arial" fo:font-size="12pt" fo:letter-spacing="normal" fo:font-style="normal" fo:font-weight="normal" style:font-size-asian="12pt" style:font-size-complex="12pt"/>
    </style:style>
    <style:style style:name="T10"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ize-asian="12pt" style:font-size-complex="12pt" loext:padding="0in" loext:border="none"/>
    </style:style>
    <style:style style:name="T11" style:family="text">
      <style:text-properties style:font-name="Arial"/>
    </style:style>
  </office:automatic-styles>
  <office:body>
    <office:text text:use-soft-page-breaks="true">
      <text:tracked-changes>
        <text:changed-region xml:id="ct2163234770416" text:id="ct2163234770416">
          <text:deletion>
            <office:change-info>
              <dc:creator>Unknown Author</dc:creator>
              <dc:date>2023-11-21T15:12:26</dc:date>
            </office:change-info>
            <text:p text:style-name="P4">Copyright &lt;YEAR&gt; &lt;COPYRIGHT HOLDER&gt;</text:p>
          </text:deletion>
        </text:changed-region>
        <text:changed-region xml:id="ct2163234759136" text:id="ct2163234759136">
          <text:insertion>
            <office:change-info>
              <dc:creator>Unknown Author</dc:creator>
              <dc:date>2023-11-21T15:11:35.807000000</dc:date>
            </office:change-info>
          </text:insertion>
        </text:changed-region>
        <text:changed-region xml:id="ct2163234767776" text:id="ct2163234767776">
          <text:deletion>
            <office:change-info>
              <dc:creator>Unknown Author</dc:creator>
              <dc:date>2023-11-21T15:11:35.807000000</dc:date>
            </office:change-info>
            <text:p text:style-name="P1"><text:span text:style-name="T11">are</text:span></text:p>
          </text:deletion>
        </text:changed-region>
        <text:changed-region xml:id="ct2163234764896" text:id="ct2163234764896">
          <text:insertion>
            <office:change-info>
              <dc:creator>Unknown Author</dc:creator>
              <dc:date>2023-11-21T15:11:35.807000000</dc:date>
            </office:change-info>
          </text:insertion>
        </text:changed-region>
        <text:changed-region xml:id="ct2163234762256" text:id="ct2163234762256">
          <text:deletion>
            <office:change-info>
              <dc:creator>Unknown Author</dc:creator>
              <dc:date>2023-11-21T15:11:35.807000000</dc:date>
            </office:change-info>
            <text:p text:style-name="P1"><text:span text:style-name="T11">Neither the name of the copyright holder nor the names of its contributors may </text:span></text:p>
          </text:deletion>
        </text:changed-region>
        <text:changed-region xml:id="ct2163234764416" text:id="ct2163234764416">
          <text:deletion>
            <office:change-info>
              <dc:creator>Unknown Author</dc:creator>
              <dc:date>2023-11-21T15:11:35.807000000</dc:date>
            </office:change-info>
            <text:p text:style-name="P1"><text:span text:style-name="T11">specific </text:span></text:p>
          </text:deletion>
        </text:changed-region>
        <text:changed-region xml:id="ct2163234766816" text:id="ct2163234766816">
          <text:insertion>
            <office:change-info>
              <dc:creator>Unknown Author</dc:creator>
              <dc:date>2023-11-21T15:11:35.807000000</dc:date>
            </office:change-info>
          </text:insertion>
        </text:changed-region>
        <text:changed-region xml:id="ct2163234768736" text:id="ct2163234768736">
          <text:insertion>
            <office:change-info>
              <dc:creator>Unknown Author</dc:creator>
              <dc:date>2023-11-21T15:11:35.807000000</dc:date>
            </office:change-info>
          </text:insertion>
        </text:changed-region>
        <text:changed-region xml:id="ct2163234768976" text:id="ct2163234768976">
          <text:insertion>
            <office:change-info>
              <dc:creator>Unknown Author</dc:creator>
              <dc:date>2023-11-21T15:11:35.807000000</dc:date>
            </office:change-info>
          </text:insertion>
        </text:changed-region>
        <text:changed-region xml:id="ct2163234768016" text:id="ct2163234768016">
          <text:deletion>
            <office:change-info>
              <dc:creator>Unknown Author</dc:creator>
              <dc:date>2023-11-21T15:11:35.807000000</dc:date>
            </office:change-info>
            <text:p text:style-name="P1"><text:span text:style-name="T11">COPYRIGHT HOLDERS AND CONTRIBUTORS </text:span></text:p>
          </text:deletion>
        </text:changed-region>
        <text:changed-region xml:id="ct2163234761056" text:id="ct2163234761056">
          <text:insertion>
            <office:change-info>
              <dc:creator>Unknown Author</dc:creator>
              <dc:date>2023-11-21T15:11:35.807000000</dc:date>
            </office:change-info>
          </text:insertion>
        </text:changed-region>
        <text:changed-region xml:id="ct2163234756976" text:id="ct2163234756976">
          <text:deletion>
            <office:change-info>
              <dc:creator>Unknown Author</dc:creator>
              <dc:date>2023-11-21T15:11:35.807000000</dc:date>
            </office:change-info>
            <text:p text:style-name="P1"><text:span text:style-name="T11">EXPRESS</text:span></text:p>
          </text:deletion>
        </text:changed-region>
        <text:changed-region xml:id="ct2163234763456" text:id="ct2163234763456">
          <text:insertion>
            <office:change-info>
              <dc:creator>Unknown Author</dc:creator>
              <dc:date>2023-11-21T15:11:35.807000000</dc:date>
            </office:change-info>
          </text:insertion>
        </text:changed-region>
        <text:changed-region xml:id="ct2163234768496" text:id="ct2163234768496">
          <text:deletion>
            <office:change-info>
              <dc:creator>Unknown Author</dc:creator>
              <dc:date>2023-11-21T15:11:35.807000000</dc:date>
            </office:change-info>
            <text:p text:style-name="P1"><text:span text:style-name="T11">COPYRIGHT HOLDER OR</text:span></text:p>
          </text:deletion>
        </text:changed-region>
        <text:changed-region xml:id="ct2163234765136" text:id="ct2163234765136">
          <text:insertion>
            <office:change-info>
              <dc:creator>Unknown Author</dc:creator>
              <dc:date>2023-11-21T15:11:35.807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 text:change-id="ct2163234770416"/></text:p>
      <text:p text:style-name="P1">Redistribution and use in source and binary forms, with or without modification, <text:change-start text:change-id="ct2163234759136"/>is<text:change-end text:change-id="ct2163234759136"/><text:change text:change-id="ct2163234767776"/> permitted provided that the following conditions are met:</text:p>
      <text:p text:style-name="P1">1. Redistributions of source code must retain the above copyright notice, this list of conditions and the following disclaimer.</text:p>
      <text:p text:style-name="P1">2. Redistributions in binary form must reproduce the above copyright notice, this list of conditions and the following disclaimer in the documentation and/or other materials provided with the distribution.</text:p>
      <text:p text:style-name="P1">3. <text:change-start text:change-id="ct2163234764896"/>The name “PHP” must not <text:change-end text:change-id="ct2163234764896"/><text:change text:change-id="ct2163234762256"/>be used to endorse or promote products derived from this software without <text:change text:change-id="ct2163234764416"/>prior written permission<text:change-start text:change-id="ct2163234766816"/>. For written permission, please contact group at php.net<text:change-end text:change-id="ct2163234766816"/>.</text:p>
      <text:p text:style-name="P1"><text:change-start text:change-id="ct2163234768736"/>4. Products derived from this software may not be called “PHP”, nor may “PHP” appear in their name, without prior written permission from group at php.net. You may indicate that your software works in conjunction with PHP by saying “Foo for PHP” instead of calling it “PHP Foo” or “phpfoo”</text:p>
      <text:p text:style-name="P1">5. The PHP Group may publish revised and/or new versions of the license from time to time. Each version will be given a distinguishing version number. Once covered code has been published under a particular version of the license, you may always continue to use it under the terms of that version. You may also choose to use such covered code under the terms of any subsequent version of the license published by the PHP Group. No one other than the PHP Group has the right to modify the terms applicable to covered code created under this License.</text:p>
      <text:p text:style-name="P1">6. Redistributions of any form whatsoever must retain the following acknowledgment: “This product includes PHP software, freely available from “.</text:p>
      <text:p text:style-name="P1"><text:change-end text:change-id="ct2163234768736"/>THIS SOFTWARE IS PROVIDED BY THE <text:change-start text:change-id="ct2163234768976"/>PHP DEVELOPMENT TEAM <text:change-end text:change-id="ct2163234768976"/><text:change text:change-id="ct2163234768016"/>“AS IS” AND ANY <text:change-start text:change-id="ct2163234761056"/>EXPRESSED<text:change-end text:change-id="ct2163234761056"/><text:change text:change-id="ct2163234756976"/> OR IMPLIED WARRANTIES, INCLUDING, BUT NOT LIMITED TO, THE IMPLIED WARRANTIES OF MERCHANTABILITY AND FITNESS FOR A PARTICULAR PURPOSE ARE DISCLAIMED. IN NO EVENT SHALL THE <text:change-start text:change-id="ct2163234763456"/>PHP DEVELOPMENT TEAM OR ITS<text:change-end text:change-id="ct2163234763456"/><text:change text:change-id="ct2163234768496"/>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ext:change-start text:change-id="ct2163234765136"/><text:soft-page-break/><text:span text:style-name="T9">This software consists of voluntary contributions made by many individuals on behalf of the PHP Group. The PHP Group can be contacted via Email at </text:span><text:a xlink:type="simple" xlink:href="mailto:group@php.net" text:style-name="Internet_20_link" text:visited-style-name="Visited_20_Internet_20_Link"><text:span text:style-name="T10">group at php.net</text:span></text:a><text:span text:style-name="T9">. For more information on the PHP Group and the PHP project, please see </text:span><text:a xlink:type="simple" xlink:href="http://www.php.net/" text:style-name="Internet_20_link" text:visited-style-name="Visited_20_Internet_20_Link"><text:span text:style-name="T10">http://www.php.net</text:span></text:a></text:p>
      <text:p text:style-name="P3"><text:change-end text:change-id="ct216323476513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var wp--custom--typography--body--font-family" svg:font-family="'var wp--custom--typography--body--font-family',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15:10:11.302000000</meta:creation-date>
    <dc:date>2023-11-21T15:14:03.343000000</dc:date>
    <meta:editing-duration>PT3M55S</meta:editing-duration>
    <meta:editing-cycles>2</meta:editing-cycles>
    <meta:generator>LibreOffice/6.3.4.2$Windows_X86_64 LibreOffice_project/60da17e045e08f1793c57c00ba83cdfce946d0aa</meta:generator>
    <meta:document-statistic meta:table-count="0" meta:image-count="0" meta:object-count="0" meta:page-count="2" meta:paragraph-count="9" meta:word-count="425" meta:character-count="2642" meta:non-whitespace-character-count="2226"/>
  </office:meta>
</office:document-meta>
</file>